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93cm" fo:margin-left="0cm" table:align="left"/>
    </style:style>
    <style:style style:name="Tabela1.A" style:family="table-column">
      <style:table-column-properties style:column-width="0.986cm"/>
    </style:style>
    <style:style style:name="Tabela1.Q" style:family="table-column">
      <style:table-column-properties style:column-width="1.217cm"/>
    </style:style>
    <style:style style:name="Tabela1.1" style:family="table-row">
      <style:table-row-properties style:min-row-height="0.70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Q1" style:family="table-cell">
      <style:table-cell-properties fo:background-color="#ff6666" fo:padding="0.097cm" fo:border-left="0.05pt solid #000000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ela1.Q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Q3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Q4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Q5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Q6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Q7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background-color="#ffcc99" fo:padding="0.097cm" fo:border="0.05pt solid #000000">
        <style:background-image/>
      </style:table-cell-properties>
    </style:style>
    <style:style style:name="Tabela1.I8" style:family="table-cell">
      <style:table-cell-properties fo:background-color="#ffcc99" fo:padding="0.097cm" fo:border="none">
        <style:background-image/>
      </style:table-cell-properties>
    </style:style>
    <style:style style:name="Tabela1.Q8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background-color="#ffcc99" fo:padding="0.097cm" fo:border-left="0.05pt solid #000000" fo:border-right="none" fo:border-top="none" fo:border-bottom="none">
        <style:background-image/>
      </style:table-cell-properties>
    </style:style>
    <style:style style:name="Tabela1.Q9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I10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J10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K10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L10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M10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N10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O10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P10" style:family="table-cell">
      <style:table-cell-properties fo:background-color="#ffcc99" fo:padding="0.097cm" fo:border="0.05pt solid #000000">
        <style:background-image/>
      </style:table-cell-properties>
    </style:style>
    <style:style style:name="Tabela1.Q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C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D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E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F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G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H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I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J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K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L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M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N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O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P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Q11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C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D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E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F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G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H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I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J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K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L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M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N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O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P1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ela1.Q1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9.816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C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6932" officeooo:paragraph-rsid="00086932"/>
    </style:style>
    <style:style style:name="P2" style:family="paragraph" style:parent-style-name="Standard">
      <style:paragraph-properties fo:line-height="100%"/>
      <style:text-properties style:font-name="Nimbus Mono L" fo:font-size="11pt" officeooo:rsid="00086932" officeooo:paragraph-rsid="000a3654" style:font-size-asian="11pt" style:font-size-complex="11pt"/>
    </style:style>
    <style:style style:name="P3" style:family="paragraph" style:parent-style-name="Standard">
      <style:paragraph-properties fo:line-height="100%"/>
      <style:text-properties fo:font-size="11pt" officeooo:rsid="00086932" officeooo:paragraph-rsid="000a3654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imbus Mono L" officeooo:rsid="00086932" officeooo:paragraph-rsid="00086932"/>
    </style:style>
    <style:style style:name="P5" style:family="paragraph" style:parent-style-name="Table_20_Contents">
      <style:paragraph-properties fo:line-height="100%"/>
      <style:text-properties style:font-name="Nimbus Mono L" fo:font-size="11pt" officeooo:rsid="0010de18" officeooo:paragraph-rsid="0010de18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imbus Mono L" officeooo:rsid="000d25ab" officeooo:paragraph-rsid="000d25ab"/>
    </style:style>
    <style:style style:name="P7" style:family="paragraph" style:parent-style-name="Table_20_Contents">
      <style:paragraph-properties fo:text-align="center" style:justify-single-word="false"/>
      <style:text-properties style:font-name="Nimbus Mono L" officeooo:rsid="000da127" officeooo:paragraph-rsid="000da127"/>
    </style:style>
    <style:style style:name="P8" style:family="paragraph" style:parent-style-name="Table_20_Contents">
      <style:paragraph-properties fo:text-align="center" style:justify-single-word="false"/>
      <style:text-properties style:font-name="Nimbus Mono L" officeooo:rsid="000ebab5" officeooo:paragraph-rsid="000ebab5"/>
    </style:style>
    <style:style style:name="P9" style:family="paragraph" style:parent-style-name="Table_20_Contents">
      <style:paragraph-properties fo:text-align="center" style:justify-single-word="false"/>
      <style:text-properties style:font-name="Nimbus Mono L" fo:font-style="italic" officeooo:rsid="000ebab5" officeooo:paragraph-rsid="000ebab5" style:font-style-asian="italic" style:font-style-complex="italic"/>
    </style:style>
    <style:style style:name="P10" style:family="paragraph" style:parent-style-name="Table_20_Contents">
      <style:paragraph-properties fo:line-height="100%"/>
      <style:text-properties fo:font-weight="bold" officeooo:rsid="000a3654" officeooo:paragraph-rsid="000a3654" style:font-weight-asian="bold" style:font-weight-complex="bold"/>
    </style:style>
    <style:style style:name="P11" style:family="paragraph" style:parent-style-name="Table_20_Contents">
      <style:paragraph-properties fo:line-height="100%"/>
      <style:text-properties fo:font-size="11pt" officeooo:rsid="000a3654" officeooo:paragraph-rsid="000a3654" style:font-size-asian="11pt" style:font-size-complex="11pt"/>
    </style:style>
    <style:style style:name="P12" style:family="paragraph" style:parent-style-name="Table_20_Contents">
      <style:paragraph-properties fo:line-height="100%"/>
      <style:text-properties fo:font-size="11pt" officeooo:rsid="0010de18" officeooo:paragraph-rsid="0010de18" style:font-size-asian="11pt" style:font-size-complex="11pt"/>
    </style:style>
    <style:style style:name="P13" style:family="paragraph" style:parent-style-name="Table_20_Contents">
      <style:paragraph-properties fo:line-height="100%"/>
      <style:text-properties fo:font-size="11pt" officeooo:rsid="001ea894" officeooo:paragraph-rsid="001ea89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999999" style:font-name="Nimbus Mono L" officeooo:rsid="00086932" officeooo:paragraph-rsid="00086932"/>
    </style:style>
    <style:style style:name="P15" style:family="paragraph" style:parent-style-name="Table_20_Contents">
      <style:paragraph-properties fo:text-align="center" style:justify-single-word="false"/>
      <style:text-properties fo:color="#999999" style:font-name="Nimbus Mono L" officeooo:rsid="000a3654" officeooo:paragraph-rsid="000a3654"/>
    </style:style>
    <style:style style:name="P16" style:family="paragraph" style:parent-style-name="Table_20_Contents">
      <style:paragraph-properties fo:text-align="center" style:justify-single-word="false"/>
      <style:text-properties fo:color="#999999" style:font-name="Nimbus Mono L" officeooo:rsid="000da127" officeooo:paragraph-rsid="000da127"/>
    </style:style>
    <style:style style:name="P17" style:family="paragraph" style:parent-style-name="Table_20_Contents">
      <style:paragraph-properties fo:text-align="center" style:justify-single-word="false"/>
      <style:text-properties fo:color="#999999" style:font-name="Nimbus Mono L" officeooo:rsid="00196629" officeooo:paragraph-rsid="00196629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Nimbus Mono L" officeooo:rsid="000da127" officeooo:paragraph-rsid="000da127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Nimbus Mono L" fo:font-style="italic" officeooo:rsid="000da127" officeooo:paragraph-rsid="000da127" style:font-style-asian="italic" style:font-style-complex="italic"/>
    </style:style>
    <style:style style:name="P20" style:family="paragraph" style:parent-style-name="Tabela_20_-_20_Obrócony">
      <style:text-properties officeooo:paragraph-rsid="002170c6"/>
    </style:style>
    <style:style style:name="P21" style:family="paragraph" style:parent-style-name="Tabela_20_-_20_Obrócony">
      <style:text-properties officeooo:rsid="000da127" officeooo:paragraph-rsid="002170c6"/>
    </style:style>
    <style:style style:name="T1" style:family="text">
      <style:text-properties style:font-name="Nimbus Mono L"/>
    </style:style>
    <style:style style:name="T2" style:family="text">
      <style:text-properties style:font-name="Nimbus Mono L" officeooo:rsid="0015afd2"/>
    </style:style>
    <style:style style:name="T3" style:family="text">
      <style:text-properties officeooo:rsid="000a3654"/>
    </style:style>
    <style:style style:name="T4" style:family="text">
      <style:text-properties officeooo:rsid="0012b256"/>
    </style:style>
    <style:style style:name="T5" style:family="text">
      <style:text-properties officeooo:rsid="00147cb6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6c4cd"/>
    </style:style>
    <style:style style:name="T8" style:family="text">
      <style:text-properties style:font-name="Liberation Serif" officeooo:rsid="00180a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ruktura pakietu PseudoDNS</text:h>
      <text:p text:style-name="P1"/>
      <table:table table:name="Tabela1" table:style-name="Tabela1">
        <table:table-column table:style-name="Tabela1.A" table:number-columns-repeated="16"/>
        <table:table-column table:style-name="Tabela1.Q"/>
        <table:table-row table:style-name="Tabela1.1">
          <table:table-cell table:style-name="Tabela1.A1" office:value-type="string">
            <text:p text:style-name="P4">0</text:p>
          </table:table-cell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4">7</text:p>
          </table:table-cell>
          <table:table-cell table:style-name="Tabela1.A1" office:value-type="string">
            <text:p text:style-name="P4">8</text:p>
          </table:table-cell>
          <table:table-cell table:style-name="Tabela1.A1" office:value-type="string">
            <text:p text:style-name="P4">9</text:p>
          </table:table-cell>
          <table:table-cell table:style-name="Tabela1.A1" office:value-type="string">
            <text:p text:style-name="P4">10</text:p>
          </table:table-cell>
          <table:table-cell table:style-name="Tabela1.A1" office:value-type="string">
            <text:p text:style-name="P4">11</text:p>
          </table:table-cell>
          <table:table-cell table:style-name="Tabela1.A1" office:value-type="string">
            <text:p text:style-name="P4">12</text:p>
          </table:table-cell>
          <table:table-cell table:style-name="Tabela1.A1" office:value-type="string">
            <text:p text:style-name="P4">13</text:p>
          </table:table-cell>
          <table:table-cell table:style-name="Tabela1.A1" office:value-type="string">
            <text:p text:style-name="P4">14</text:p>
          </table:table-cell>
          <table:table-cell table:style-name="Tabela1.A1" office:value-type="string">
            <text:p text:style-name="P4">15</text:p>
          </table:table-cell>
          <table:table-cell table:style-name="Tabela1.Q1" office:value-type="string">
            <text:p text:style-name="P8">DNS</text:p>
          </table:table-cell>
        </table:table-row>
        <table:table-row table:style-name="Tabela1.1">
          <table:table-cell table:style-name="Tabela1.A2" table:number-columns-spanned="16" office:value-type="string">
            <text:p text:style-name="P4">Magic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Q2" table:number-rows-spanned="6" office:value-type="string">
            <text:p text:style-name="P20">DN</text:p>
            <text:p text:style-name="P20">S HEADER</text:p>
          </table:table-cell>
        </table:table-row>
        <table:table-row table:style-name="Tabela1.1">
          <table:table-cell table:style-name="Tabela1.A2" office:value-type="string">
            <text:p text:style-name="P16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8">DC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office:value-type="string">
            <text:p text:style-name="P14">0</text:p>
          </table:table-cell>
          <table:table-cell table:style-name="Tabela1.A2" table:number-columns-spanned="4" office:value-type="string">
            <text:p text:style-name="P4">Control type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6">1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table-cell table:style-name="Tabela1.A2" office:value-type="string">
            <text:p text:style-name="P15">0</text:p>
          </table:table-cell>
          <table:covered-table-cell/>
        </table:table-row>
        <table:table-row table:style-name="Tabela1.1">
          <table:table-cell table:style-name="Tabela1.A8" table:number-columns-spanned="8" office:value-type="string">
            <text:p text:style-name="P9">DATA LENG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I8" table:number-columns-spanned="8" office:value-type="string">
            <text:p text:style-name="P9">DATA /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Q8" table:number-rows-spanned="5" office:value-type="string">
            <text:p text:style-name="P21">D</text:p>
            <text:p text:style-name="P21">NS QUESTION</text:p>
          </table:table-cell>
        </table:table-row>
        <table:table-row table:style-name="Tabela1.1">
          <table:table-cell table:style-name="Tabela1.A9" table:number-columns-spanned="16" office:value-type="string">
            <text:p text:style-name="P9">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10" table:number-columns-spanned="8" office:value-type="string">
            <text:p text:style-name="P19">.../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O10" office:value-type="string">
            <text:p text:style-name="P17">0</text:p>
          </table:table-cell>
          <table:table-cell table:style-name="Tabela1.O10" office:value-type="string">
            <text:p text:style-name="P17">0</text:p>
          </table:table-cell>
          <table:table-cell table:style-name="Tabela1.O10" office:value-type="string">
            <text:p text:style-name="P17">0</text:p>
          </table:table-cell>
          <table:table-cell table:style-name="Tabela1.O10" office:value-type="string">
            <text:p text:style-name="P17">0</text:p>
          </table:table-cell>
          <table:table-cell table:style-name="Tabela1.O10" office:value-type="string">
            <text:p text:style-name="P17">0</text:p>
          </table:table-cell>
          <table:table-cell table:style-name="Tabela1.O10" office:value-type="string">
            <text:p text:style-name="P17">0</text:p>
          </table:table-cell>
          <table:table-cell table:style-name="Tabela1.O10" office:value-type="string">
            <text:p text:style-name="P17">0</text:p>
          </table:table-cell>
          <table:table-cell table:style-name="Tabela1.P10" office:value-type="string">
            <text:p text:style-name="P17">0</text:p>
          </table:table-cell>
          <table:covered-table-cell/>
        </table:table-row>
        <table:table-row table:style-name="Tabela1.1"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7">1</text:p>
          </table:table-cell>
          <table:covered-table-cell/>
        </table:table-row>
        <table:table-row table:style-name="Tabela1.1"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16">0</text:p>
          </table:table-cell>
          <table:table-cell table:style-name="Tabela1.P12" office:value-type="string">
            <text:p text:style-name="P7">1</text:p>
          </table:table-cell>
          <table:covered-table-cell/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Pole</text:p>
          </table:table-cell>
          <table:table-cell table:style-name="Tabela2.A1" office:value-type="string">
            <text:p text:style-name="P10">Wartość</text:p>
          </table:table-cell>
          <table:table-cell table:style-name="Tabela2.C1" office:value-type="string">
            <text:p text:style-name="P10">Opis</text:p>
          </table:table-cell>
        </table:table-row>
        <table:table-row>
          <table:table-cell table:style-name="Tabela2.A2" office:value-type="string">
            <text:p text:style-name="P2">Magic number</text:p>
          </table:table-cell>
          <table:table-cell table:style-name="Tabela2.A2" office:value-type="string">
            <text:p text:style-name="P3"><text:span text:style-name="T1">0x141D</text:span></text:p>
          </table:table-cell>
          <table:table-cell table:style-name="Tabela2.C2" office:value-type="string">
            <text:p text:style-name="P3"><text:span text:style-name="T3">I</text:span>dentyfikator informujący, czy pakiet jest zwykłym pakietem DNS, czy pakietem PseudoDNS.</text:p>
          </table:table-cell>
        </table:table-row>
        <table:table-row>
          <table:table-cell table:style-name="Tabela2.A2" office:value-type="string">
            <text:p text:style-name="P2">DC</text:p>
          </table:table-cell>
          <table:table-cell table:style-name="Tabela2.A2" office:value-type="string">
            <text:p text:style-name="P11">0 – pakiet z danymi</text:p>
            <text:p text:style-name="P11">1 – pakiet kontrolny</text:p>
          </table:table-cell>
          <table:table-cell table:style-name="Tabela2.C2" office:value-type="string">
            <text:p text:style-name="P11">Rodzaj pakietu.</text:p>
          </table:table-cell>
        </table:table-row>
        <table:table-row>
          <table:table-cell table:style-name="Tabela2.A2" office:value-type="string">
            <text:p text:style-name="P2">Control type</text:p>
          </table:table-cell>
          <table:table-cell table:style-name="Tabela2.A2" office:value-type="string">
            <text:p text:style-name="P11">0 – domyślna wartość</text:p>
            <text:p text:style-name="P11">1 – Potwierdzenie otrzymania pakietu</text:p>
            <text:p text:style-name="P11">2 – Koniec sekwencji pakietów PseudoDNS</text:p>
          </table:table-cell>
          <table:table-cell table:style-name="Tabela2.C2" office:value-type="string">
            <text:p text:style-name="P11">Rodzaj pakietu kontrolnego.</text:p>
            <text:p text:style-name="P11">Ustawione na wartość inną niż zero tylko w przypadku pakietu kontrolnego.</text:p>
          </table:table-cell>
        </table:table-row>
        <table:table-row>
          <table:table-cell table:style-name="Tabela2.A2" office:value-type="string">
            <text:p text:style-name="P5">Data length</text:p>
          </table:table-cell>
          <table:table-cell table:style-name="Tabela2.A2" office:value-type="string">
            <text:p text:style-name="P12">Zmienna 8 bitowa <text:span text:style-name="T5">bez znaku</text:span></text:p>
          </table:table-cell>
          <table:table-cell table:style-name="Tabela2.C5" office:value-type="string">
            <text:p text:style-name="P12">Określa długość pola <text:span text:style-name="T1">data </text:span><text:span text:style-name="T7">(maksymalna długość to 248 bitów - </text:span><text:span text:style-name="T8">31 bajtów</text:span><text:span text:style-name="T7">).</text:span></text:p>
            <text:p text:style-name="P13"><text:span text:style-name="T7">J</text:span><text:span text:style-name="T6">eśli </text:span><text:span text:style-name="T1">data length</text:span><text:span text:style-name="T6"> jest równe 0 to pola: </text:span><text:span text:style-name="T1">data length</text:span><text:span text:style-name="T6"> i </text:span><text:span text:style-name="T1">data</text:span><text:span text:style-name="T6"> nie występują w pakiecie.</text:span></text:p>
          </table:table-cell>
        </table:table-row>
        <table:table-row>
          <table:table-cell table:style-name="Tabela2.A2" office:value-type="string">
            <text:p text:style-name="P5">Data</text:p>
          </table:table-cell>
          <table:table-cell table:style-name="Tabela2.A2" office:value-type="string">
            <text:p text:style-name="P12"/>
          </table:table-cell>
          <table:table-cell table:style-name="Tabela2.C6" office:value-type="string">
            <text:p text:style-name="P12">Pole <text:span text:style-name="T4">przeznaczone na przesyłane dan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_20_-_20_Obrócony" style:display-name="Tabela - Obrócony" style:family="paragraph" style:parent-style-name="Table_20_Contents" style:master-page-name="">
      <style:paragraph-properties fo:text-align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size-asian="10.5pt" style:text-rotation-angle="270" style:text-rotation-scale="line-heigh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9:10:39.809939436</meta:creation-date>
    <meta:editing-duration>P0D</meta:editing-duration>
    <meta:editing-cycles>1</meta:editing-cycles>
    <meta:generator>LibreOffice/4.3.3.2$Linux_X86_64 LibreOffice_project/430m0$Build-2</meta:generator>
    <dc:title>Struktura pakietu PseudoDNS</dc:title>
    <meta:document-statistic meta:table-count="2" meta:image-count="0" meta:object-count="0" meta:page-count="1" meta:paragraph-count="166" meta:word-count="248" meta:character-count="859" meta:non-whitespace-character-count="772"/>
  </office:meta>
</office:document-meta>
</file>